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ource Code Pro" svg:font-family="'Source Code Pro', monospace"/>
    <style:font-face style:name="Source Sans Pro" svg:font-family="'Source Sans Pro', sans-serif"/>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9951in" table:align="left"/>
    </style:style>
    <style:style style:name="Table1.A" style:family="table-column">
      <style:table-column-properties style:column-width="0.2319in"/>
    </style:style>
    <style:style style:name="Table1.B" style:family="table-column">
      <style:table-column-properties style:column-width="5.7632in"/>
    </style:style>
    <style:style style:name="Table1.A1" style:family="table-cell">
      <style:table-cell-properties style:vertical-align="middle" fo:padding="0.0194in" fo:border="none"/>
    </style:style>
    <style:style style:name="Table1.B1" style:family="table-cell">
      <style:table-cell-properties style:vertical-align="middle" fo:background-color="#eeeeee" fo:padding="0.0194in" fo:border="none">
        <style:background-image/>
      </style:table-cell-properties>
    </style:style>
    <style:style style:name="Table2" style:family="table">
      <style:table-properties style:width="1.0069in" table:align="left"/>
    </style:style>
    <style:style style:name="Table2.A" style:family="table-column">
      <style:table-column-properties style:column-width="1.0069in"/>
    </style:style>
    <style:style style:name="Table2.A1" style:family="table-cell">
      <style:table-cell-properties style:vertical-align="middle" fo:background-color="#eeeeee" fo:padding="0.0194in" fo:border="none">
        <style:background-image/>
      </style:table-cell-properties>
    </style:style>
    <style:style style:name="Table3" style:family="table">
      <style:table-properties style:width="5.4347in" table:align="left"/>
    </style:style>
    <style:style style:name="Table3.A" style:family="table-column">
      <style:table-column-properties style:column-width="0.2319in"/>
    </style:style>
    <style:style style:name="Table3.B" style:family="table-column">
      <style:table-column-properties style:column-width="5.2028in"/>
    </style:style>
    <style:style style:name="Table3.A1" style:family="table-cell">
      <style:table-cell-properties style:vertical-align="middle" fo:padding="0.0194in" fo:border="none"/>
    </style:style>
    <style:style style:name="Table3.B1" style:family="table-cell">
      <style:table-cell-properties style:vertical-align="middle" fo:background-color="#eeeeee" fo:padding="0.0194in" fo:border="none">
        <style:background-image/>
      </style:table-cell-properties>
    </style:style>
    <style:style style:name="Table4" style:family="table">
      <style:table-properties style:width="5.4347in" table:align="left"/>
    </style:style>
    <style:style style:name="Table4.A" style:family="table-column">
      <style:table-column-properties style:column-width="0.2319in"/>
    </style:style>
    <style:style style:name="Table4.B" style:family="table-column">
      <style:table-column-properties style:column-width="5.2028in"/>
    </style:style>
    <style:style style:name="Table4.A1" style:family="table-cell">
      <style:table-cell-properties style:vertical-align="middle" fo:padding="0.0194in" fo:border="none"/>
    </style:style>
    <style:style style:name="Table4.B1" style:family="table-cell">
      <style:table-cell-properties style:vertical-align="middle" fo:background-color="#eeeeee" fo:padding="0.0194in" fo:border="none">
        <style:background-image/>
      </style:table-cell-properties>
    </style:style>
    <style:style style:name="Table5" style:family="table">
      <style:table-properties style:width="5.4347in" table:align="left"/>
    </style:style>
    <style:style style:name="Table5.A" style:family="table-column">
      <style:table-column-properties style:column-width="0.2319in"/>
    </style:style>
    <style:style style:name="Table5.B" style:family="table-column">
      <style:table-column-properties style:column-width="5.2028in"/>
    </style:style>
    <style:style style:name="Table5.A1" style:family="table-cell">
      <style:table-cell-properties style:vertical-align="middle" fo:padding="0.0194in" fo:border="none"/>
    </style:style>
    <style:style style:name="Table5.B1" style:family="table-cell">
      <style:table-cell-properties style:vertical-align="middle" fo:background-color="#eeeeee" fo:padding="0.0194in" fo:border="none">
        <style:background-image/>
      </style:table-cell-properties>
    </style:style>
    <style:style style:name="P1" style:family="paragraph" style:parent-style-name="Text_20_body">
      <style:paragraph-properties fo:margin-left="0in" fo:margin-right="0in" fo:margin-top="0in" fo:margin-bottom="0in" style:line-height-at-least="0.25in" fo:text-indent="0in" style:auto-text-indent="false" fo:padding="0in" fo:border="none"/>
    </style:style>
    <style:style style:name="P2" style:family="paragraph" style:parent-style-name="Heading_20_3">
      <style:paragraph-properties fo:margin-left="0in" fo:margin-right="0in" fo:margin-top="0in" fo:margin-bottom="0in" fo:text-indent="0in" style:auto-text-indent="false" fo:padding="0in" fo:border="none"/>
    </style:style>
    <style:style style:name="P3" style:family="paragraph" style:parent-style-name="Standard">
      <style:paragraph-properties fo:text-align="center" style:justify-single-word="false"/>
      <style:text-properties fo:font-variant="normal" fo:text-transform="none" fo:color="#444444" style:font-name="Times New Roman" fo:font-size="28pt" fo:letter-spacing="normal" fo:font-style="normal" fo:font-weight="bold" style:font-size-asian="28pt" style:font-weight-asian="bold" style:font-size-complex="28pt" style:font-weight-complex="bold"/>
    </style:style>
    <style:style style:name="P4" style:family="paragraph" style:parent-style-name="Heading_20_2">
      <style:paragraph-properties fo:margin-left="0in" fo:margin-right="0in" fo:text-indent="0in" style:auto-text-indent="false" fo:padding="0in" fo:border="none"/>
      <style:text-properties fo:font-variant="normal" fo:text-transform="none" fo:color="#444444" style:font-name="Times New Roman" fo:letter-spacing="normal" fo:font-style="normal" fo:font-weight="normal"/>
    </style:style>
    <style:style style:name="P5" style:family="paragraph" style:parent-style-name="Heading_20_3">
      <style:paragraph-properties fo:margin-left="0in" fo:margin-right="0in" fo:margin-top="0in" fo:margin-bottom="0in" fo:text-indent="0in" style:auto-text-indent="false" fo:padding="0in" fo:border="none"/>
      <style:text-properties fo:font-variant="normal" fo:text-transform="none" fo:color="#969696" style:font-name="Times New Roman" fo:letter-spacing="normal" fo:font-style="normal" fo:font-weight="normal"/>
    </style:style>
    <style:style style:name="P6" style:family="paragraph" style:parent-style-name="Preformatted_20_Text">
      <style:paragraph-properties fo:margin-left="0in" fo:margin-right="0in" fo:margin-top="0in" fo:margin-bottom="0in" style:line-height-at-least="0.1665in" fo:text-align="start" style:justify-single-word="false" fo:text-indent="0in" style:auto-text-indent="false" fo:padding="0in" fo:border="none"/>
      <style:text-properties style:font-name="Times New Roman" fo:font-size="9pt"/>
    </style:style>
    <style:style style:name="P7" style:family="paragraph" style:parent-style-name="Preformatted_20_Text">
      <style:paragraph-properties fo:margin-left="0in" fo:margin-right="0in" fo:margin-top="0in" fo:margin-bottom="0in" style:line-height-at-least="0.1665in" fo:text-align="start" style:justify-single-word="false" fo:text-indent="0in" style:auto-text-indent="false" fo:padding="0in" fo:border="none"/>
      <style:text-properties style:font-name="Times New Roman"/>
    </style:style>
    <style:style style:name="P8" style:family="paragraph" style:parent-style-name="Preformatted_20_Text">
      <style:paragraph-properties fo:margin-left="0in" fo:margin-right="0in" fo:margin-top="0in" fo:margin-bottom="0in" style:line-height-at-least="0.1665in" fo:text-align="start" style:justify-single-word="false" fo:text-indent="0in" style:auto-text-indent="false" fo:padding="0in" fo:border="none"/>
      <style:text-properties fo:color="#0000ff" style:font-name="Times New Roman" fo:font-size="9pt" fo:font-weight="bold"/>
    </style:style>
    <style:style style:name="P9" style:family="paragraph" style:parent-style-name="Preformatted_20_Text">
      <style:paragraph-properties fo:margin-left="0in" fo:margin-right="0in" fo:margin-top="0in" fo:margin-bottom="0in" style:line-height-at-least="0.1665in" fo:text-align="start" style:justify-single-word="false" fo:text-indent="0in" style:auto-text-indent="false" fo:padding="0in" fo:border="none"/>
      <style:text-properties fo:color="#000000" style:font-name="Times New Roman" fo:font-size="9pt"/>
    </style:style>
    <style:style style:name="P10" style:family="paragraph" style:parent-style-name="Preformatted_20_Text">
      <style:paragraph-properties fo:margin-left="0in" fo:margin-right="0in" fo:margin-top="0in" fo:margin-bottom="0in" fo:text-indent="0in" style:auto-text-indent="false" fo:padding="0in" fo:border="none"/>
      <style:text-properties fo:font-variant="normal" fo:text-transform="none" fo:color="#444444" style:font-name="Times New Roman" fo:letter-spacing="normal" fo:font-style="normal" fo:font-weight="normal"/>
    </style:style>
    <style:style style:name="P11" style:family="paragraph" style:parent-style-name="Preformatted_20_Text">
      <style:paragraph-properties fo:margin-left="0in" fo:margin-right="0in" fo:margin-top="0in" fo:margin-bottom="0in" style:line-height-at-least="0.1665in" fo:text-align="start" style:justify-single-word="false" fo:text-indent="0in" style:auto-text-indent="false" fo:padding="0in" fo:border="none"/>
      <style:text-properties fo:color="#339933" style:font-name="Times New Roman" fo:font-size="9pt"/>
    </style:style>
    <style:style style:name="P12" style:family="paragraph" style:parent-style-name="Preformatted_20_Text">
      <style:paragraph-properties fo:margin-top="0in" fo:margin-bottom="0in" style:line-height-at-least="0.1665in" fo:text-align="start" style:justify-single-word="false" fo:padding="0in" fo:border="none"/>
      <style:text-properties style:font-name="Times New Roman" fo:font-size="9pt"/>
    </style:style>
    <style:style style:name="P13" style:family="paragraph" style:parent-style-name="Preformatted_20_Text">
      <style:paragraph-properties fo:margin-top="0in" fo:margin-bottom="0in" style:line-height-at-least="0.1665in" fo:text-align="start" style:justify-single-word="false" fo:padding="0in" fo:border="none"/>
      <style:text-properties style:font-name="Times New Roman"/>
    </style:style>
    <style:style style:name="P14" style:family="paragraph" style:parent-style-name="Preformatted_20_Text">
      <style:paragraph-properties fo:margin-top="0in" fo:margin-bottom="0in" fo:padding="0in" fo:border="none"/>
      <style:text-properties fo:font-variant="normal" fo:text-transform="none" fo:color="#444444" style:font-name="Times New Roman" fo:letter-spacing="normal" fo:font-style="normal" fo:font-weight="normal"/>
    </style:style>
    <style:style style:name="P15" style:family="paragraph" style:parent-style-name="Text_20_body">
      <style:paragraph-properties fo:margin-left="0in" fo:margin-right="0in" fo:margin-top="0in" fo:margin-bottom="0in" style:line-height-at-least="0.25in" fo:text-indent="0in" style:auto-text-indent="false" fo:padding="0in" fo:border="none"/>
      <style:text-properties fo:font-variant="normal" fo:text-transform="none" fo:color="#444444" style:font-name="Times New Roman" fo:font-size="12pt" fo:letter-spacing="normal" fo:font-style="normal" fo:font-weight="normal"/>
    </style:style>
    <style:style style:name="P16" style:family="paragraph" style:parent-style-name="Text_20_body">
      <style:paragraph-properties fo:margin-left="0in" fo:margin-right="0in" style:line-height-at-least="0.25in" fo:text-indent="0in" style:auto-text-indent="false" fo:padding="0in" fo:border="none"/>
      <style:text-properties fo:font-variant="normal" fo:text-transform="none" fo:color="#444444" style:font-name="Times New Roman" fo:font-size="12pt" fo:letter-spacing="normal" fo:font-style="normal" fo:font-weight="normal"/>
    </style:style>
    <style:style style:name="P17" style:family="paragraph" style:parent-style-name="Text_20_body" style:list-style-name="L1">
      <style:paragraph-properties fo:margin-left="0.2083in" fo:margin-right="0.2083in" fo:margin-top="0in" fo:margin-bottom="0in" style:line-height-at-least="0.25in" fo:text-indent="0in" style:auto-text-indent="false" fo:padding="0in" fo:border="none"/>
    </style:style>
    <style:style style:name="P18" style:family="paragraph" style:parent-style-name="Text_20_body" style:list-style-name="L1">
      <style:paragraph-properties fo:margin-left="0.2083in" fo:margin-right="0.2083in" fo:margin-top="0in" fo:margin-bottom="0in" style:line-height-at-least="0.25in" fo:text-indent="0in" style:auto-text-indent="false" fo:padding="0in" fo:border="none"/>
      <style:text-properties fo:font-variant="normal" fo:text-transform="none" fo:color="#444444" style:font-name="Times New Roman" fo:font-size="12pt" fo:letter-spacing="normal" fo:font-style="normal" fo:font-weight="normal"/>
    </style:style>
    <style:style style:name="T1" style:family="text">
      <style:text-properties fo:font-variant="normal" fo:text-transform="none" fo:color="#444444" style:font-name="Source Sans Pro" fo:font-size="12pt" fo:letter-spacing="normal" fo:font-style="normal" fo:font-weight="normal"/>
    </style:style>
    <style:style style:name="T2" style:family="text">
      <style:text-properties fo:font-variant="normal" fo:text-transform="none" fo:color="#444444" style:font-name="Source Code Pro" fo:font-size="12pt" fo:letter-spacing="normal" fo:font-style="normal" fo:font-weight="normal"/>
    </style:style>
    <style:style style:name="T3" style:family="text">
      <style:text-properties fo:font-variant="normal" fo:text-transform="none" fo:color="#444444" fo:font-size="12pt" fo:letter-spacing="normal" fo:font-style="normal" fo:font-weight="normal"/>
    </style:style>
    <style:style style:name="T4" style:family="text">
      <style:text-properties fo:font-variant="normal" fo:text-transform="none" fo:color="#444444" style:font-name="Times New Roman" fo:font-size="12pt" fo:letter-spacing="normal" fo:font-style="normal" fo:font-weight="normal"/>
    </style:style>
    <style:style style:name="T5" style:family="text">
      <style:text-properties fo:font-variant="normal" fo:text-transform="none" fo:color="#969696" style:font-name="Source Sans Pro" fo:letter-spacing="normal" fo:font-style="normal" fo:font-weight="normal"/>
    </style:style>
    <style:style style:name="T6" style:family="text">
      <style:text-properties fo:font-variant="normal" fo:text-transform="none" fo:color="#969696" fo:letter-spacing="normal" fo:font-style="normal" fo:font-weight="normal"/>
    </style:style>
    <style:style style:name="T7" style:family="text">
      <style:text-properties fo:font-variant="normal" fo:text-transform="none" fo:color="#969696" style:font-name="Times New Roman" fo:letter-spacing="normal" fo:font-style="normal" fo:font-weight="normal"/>
    </style:style>
    <style:style style:name="T8" style:family="text">
      <style:text-properties fo:color="#339933"/>
    </style:style>
    <style:style style:name="T9" style:family="text">
      <style:text-properties fo:color="#339933" style:font-name="monospace" fo:font-size="9pt"/>
    </style:style>
    <style:style style:name="T10" style:family="text">
      <style:text-properties fo:color="#339933" fo:font-size="9pt"/>
    </style:style>
    <style:style style:name="T11" style:family="text">
      <style:text-properties fo:color="#7f007f"/>
    </style:style>
    <style:style style:name="T12" style:family="text">
      <style:text-properties fo:color="#7f007f" style:font-name="monospace" fo:font-size="9pt"/>
    </style:style>
    <style:style style:name="T13" style:family="text">
      <style:text-properties fo:color="#7f007f" fo:font-size="9pt"/>
    </style:style>
    <style:style style:name="T14" style:family="text">
      <style:text-properties style:font-name="monospace" fo:font-size="9pt"/>
    </style:style>
    <style:style style:name="T15" style:family="text">
      <style:text-properties fo:color="#ff0000"/>
    </style:style>
    <style:style style:name="T16" style:family="text">
      <style:text-properties fo:color="#ff0000" style:font-name="monospace" fo:font-size="9pt"/>
    </style:style>
    <style:style style:name="T17" style:family="text">
      <style:text-properties fo:color="#ff0000" fo:font-size="9pt"/>
    </style:style>
    <style:style style:name="T18" style:family="text">
      <style:text-properties fo:color="#0000ff"/>
    </style:style>
    <style:style style:name="T19" style:family="text">
      <style:text-properties fo:color="#0000ff" fo:font-weight="bold"/>
    </style:style>
    <style:style style:name="T20" style:family="text">
      <style:text-properties fo:color="#00007f" style:font-name="monospace" fo:font-size="9pt" fo:font-weight="bold"/>
    </style:style>
    <style:style style:name="T21" style:family="text">
      <style:text-properties fo:color="#00007f" fo:font-size="9pt" fo:font-weight="bold"/>
    </style:style>
    <style:style style:name="T22" style:family="text">
      <style:text-properties fo:color="#009900" style:font-name="monospace" fo:font-size="9pt" fo:font-weight="bold"/>
    </style:style>
    <style:style style:name="T23" style:family="text">
      <style:text-properties fo:color="#009900" fo:font-size="9pt" fo:font-weight="bold"/>
    </style:style>
    <style:style style:name="T24" style:family="text">
      <style:text-properties fo:color="#46aa03" style:font-name="monospace" fo:font-size="9pt" fo:font-weight="bold"/>
    </style:style>
    <style:style style:name="T25" style:family="text">
      <style:text-properties fo:color="#46aa03" fo:font-size="9pt" fo:font-weight="bold"/>
    </style:style>
    <style:style style:name="T26" style:family="text">
      <style:text-properties fo:color="#000000" fo:font-weight="bold"/>
    </style:style>
    <style:style style:name="T27" style:family="text">
      <style:text-properties fo:color="#7a0874" fo:font-weight="bold"/>
    </style:style>
    <style:style style:name="T28" style:family="text">
      <style:text-properties fo:color="#007800"/>
    </style:style>
    <style:style style:name="T29" style:family="text">
      <style:text-properties style:font-name="Times New Roman"/>
    </style:style>
    <style:style style:name="T30" style:family="text">
      <style:text-properties fo:font-size="9p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unctions</text:p>
      <text:h text:style-name="P4" text:outline-level="2"><text:bookmark text:name="more-622"/>Why functions?</text:h>
      <text:p text:style-name="P1"><text:span text:style-name="T4">Functions are a way to reuse code. If we have some code that will be needed more than once, being able to reuse it is a Good Thing™. This way, we only have to ensure that the code being reused is correct. If we repeated the code we should verify it is correct at every point. This clearly does not scale. Functions can also get parameters. This way not only we reuse code but we can use it in several ways, by passing different parameters. All this magic, though, comes at some price. A function must be a a </text:span><text:span text:style-name="Emphasis"><text:span text:style-name="T4">well-behaved</text:span></text:span><text:span text:style-name="T4"> citizen.</text:span></text:p>
      <text:h text:style-name="P4" text:outline-level="2">Do’s and don’ts of a function</text:h>
      <text:p text:style-name="P1"><text:span text:style-name="T4">Assembler gives us a lot of power. But with a lot of power also comes a lot of responsibility. We can break lots of things in assembler, because we are at a very low level. An error and nasty things may happen. In order to make all functions behave in the same way, there are </text:span><text:span text:style-name="Emphasis"><text:span text:style-name="T4">conventions</text:span></text:span><text:span text:style-name="T4"> in every environment that dictate how a function must behave. Since we are in a Raspberry Pi running Linux we will use the AAPCS (chances are that other ARM operating systems like RISCOS or Windows RT follow it). </text:span></text:p>
      <text:p text:style-name="P15"/>
      <text:h text:style-name="P5" text:outline-level="3">New special named registers</text:h>
      <text:p text:style-name="P1"><text:span text:style-name="T4">When discussing branches we learned that </text:span><text:span text:style-name="Source_20_Text"><text:span text:style-name="T4">r15</text:span></text:span><text:span text:style-name="T4"> was also called </text:span><text:span text:style-name="Source_20_Text"><text:span text:style-name="T4">pc</text:span></text:span><text:span text:style-name="T4"> but we never called it </text:span><text:span text:style-name="Source_20_Text"><text:span text:style-name="T4">r15 </text:span></text:span><text:span text:style-name="T4">anymore. Well, let’s rename from now </text:span><text:span text:style-name="Source_20_Text"><text:span text:style-name="T4">r14</text:span></text:span><text:span text:style-name="T4"> as </text:span><text:span text:style-name="Source_20_Text"><text:span text:style-name="T4">lr</text:span></text:span><text:span text:style-name="T4"> and </text:span><text:span text:style-name="Source_20_Text"><text:span text:style-name="T4">r13</text:span></text:span><text:span text:style-name="T4"> as </text:span><text:span text:style-name="Source_20_Text"><text:span text:style-name="T4">sp</text:span></text:span><text:span text:style-name="T4">. </text:span><text:span text:style-name="Source_20_Text"><text:span text:style-name="T4">lr</text:span></text:span><text:span text:style-name="T4"> stands for </text:span><text:span text:style-name="Emphasis"><text:span text:style-name="Strong_20_Emphasis"><text:span text:style-name="T4">l</text:span></text:span></text:span><text:span text:style-name="Emphasis"><text:span text:style-name="T4">ink </text:span></text:span><text:span text:style-name="Emphasis"><text:span text:style-name="Strong_20_Emphasis"><text:span text:style-name="T4">r</text:span></text:span></text:span><text:span text:style-name="Emphasis"><text:span text:style-name="T4">egister</text:span></text:span><text:span text:style-name="T4"> and it is the address of the instruction following the instruction that </text:span><text:span text:style-name="Emphasis"><text:span text:style-name="T4">called us</text:span></text:span><text:span text:style-name="T4"> (we will see later what is this). </text:span><text:span text:style-name="Source_20_Text"><text:span text:style-name="T4">sp</text:span></text:span><text:span text:style-name="T4"> stands for </text:span><text:span text:style-name="Emphasis"><text:span text:style-name="Strong_20_Emphasis"><text:span text:style-name="T4">s</text:span></text:span></text:span><text:span text:style-name="Emphasis"><text:span text:style-name="T4">tack </text:span></text:span><text:span text:style-name="Emphasis"><text:span text:style-name="Strong_20_Emphasis"><text:span text:style-name="T4">p</text:span></text:span></text:span><text:span text:style-name="Emphasis"><text:span text:style-name="T4">ointer</text:span></text:span><text:span text:style-name="T4">. The </text:span><text:span text:style-name="Emphasis"><text:span text:style-name="T4">stack</text:span></text:span><text:span text:style-name="T4"> is an area of memory owned only by the current function, the </text:span><text:span text:style-name="Source_20_Text"><text:span text:style-name="T4">sp</text:span></text:span><text:span text:style-name="T4"> register stores the top address of that stack. For now, let’s put the stack aside.</text:span></text:p>
      <text:p text:style-name="P15"/>
      <text:h text:style-name="P5" text:outline-level="3">Passing parameters</text:h>
      <text:p text:style-name="P1"><text:span text:style-name="T4">Functions can receive parameters. The first 4 parameters must be stored, sequentially, in the registers </text:span><text:span text:style-name="Source_20_Text"><text:span text:style-name="T4">r0</text:span></text:span><text:span text:style-name="T4">, </text:span><text:span text:style-name="Source_20_Text"><text:span text:style-name="T4">r1</text:span></text:span><text:span text:style-name="T4">, </text:span><text:span text:style-name="Source_20_Text"><text:span text:style-name="T4">r2</text:span></text:span><text:span text:style-name="T4"> and </text:span><text:span text:style-name="Source_20_Text"><text:span text:style-name="T4">r3</text:span></text:span><text:span text:style-name="T4">. You may be wondering how to pass more than 4 parameters. We can, of course, but we need to use the stack, but we will discuss it next week. Until then, we will only pass up to 4 parameters.</text:span></text:p>
      <text:p text:style-name="P15"/>
      <text:h text:style-name="P2" text:outline-level="3"><text:span text:style-name="Q"><text:span text:style-name="T7">Well behaved</text:span></text:span><text:span text:style-name="T7"> functions</text:span></text:h>
      <text:p text:style-name="P16">A function must adhere, at least, to the following rules if we want it to be AAPCS compliant.</text:p>
      <text:list xml:id="list5192554466406174259" text:style-name="L1">
        <text:list-item>
          <text:p text:style-name="P17"><text:span text:style-name="T4">A function should not make any assumption on the contents of the </text:span><text:span text:style-name="Source_20_Text"><text:span text:style-name="T4">cpsr</text:span></text:span><text:span text:style-name="T4">. So, at the entry of a function condition codes N, Z, C and V are unknown.</text:span></text:p>
        </text:list-item>
        <text:list-item>
          <text:p text:style-name="P17"><text:span text:style-name="T4">A function can freely modify registers </text:span><text:span text:style-name="Source_20_Text"><text:span text:style-name="T4">r0</text:span></text:span><text:span text:style-name="T4">, </text:span><text:span text:style-name="Source_20_Text"><text:span text:style-name="T4">r1</text:span></text:span><text:span text:style-name="T4">, </text:span><text:span text:style-name="Source_20_Text"><text:span text:style-name="T4">r2</text:span></text:span><text:span text:style-name="T4"> and </text:span><text:span text:style-name="Source_20_Text"><text:span text:style-name="T4">r3</text:span></text:span><text:span text:style-name="T4">.</text:span></text:p>
        </text:list-item>
        <text:list-item>
          <text:p text:style-name="P17"><text:span text:style-name="T4">A function cannot assume anything on the contents of </text:span><text:span text:style-name="Source_20_Text"><text:span text:style-name="T4">r0</text:span></text:span><text:span text:style-name="T4">, </text:span><text:span text:style-name="Source_20_Text"><text:span text:style-name="T4">r1</text:span></text:span><text:span text:style-name="T4">, </text:span><text:span text:style-name="Source_20_Text"><text:span text:style-name="T4">r2</text:span></text:span><text:span text:style-name="T4"> and </text:span><text:span text:style-name="Source_20_Text"><text:span text:style-name="T4">r3</text:span></text:span><text:span text:style-name="T4"> unless they are playing </text:span><text:soft-page-break/><text:span text:style-name="T4">the role of a parameter.</text:span></text:p>
        </text:list-item>
        <text:list-item>
          <text:p text:style-name="P17"><text:span text:style-name="T4">A function can freely modify </text:span><text:span text:style-name="Source_20_Text"><text:span text:style-name="T4">lr</text:span></text:span><text:span text:style-name="T4"> but the value upon entering the function will be needed when leaving the function (so such value must be kept somewhere).</text:span></text:p>
        </text:list-item>
        <text:list-item>
          <text:p text:style-name="P17"><text:span text:style-name="T4">A function can modify all the remaining registers as long as their values are restored upon leaving the function. This includes </text:span><text:span text:style-name="Source_20_Text"><text:span text:style-name="T4">sp</text:span></text:span><text:span text:style-name="T4"> and registers </text:span><text:span text:style-name="Source_20_Text"><text:span text:style-name="T4">r4</text:span></text:span><text:span text:style-name="T4"> to </text:span><text:span text:style-name="Source_20_Text"><text:span text:style-name="T4">r11</text:span></text:span><text:span text:style-name="T4">.<text:line-break/>This means that, after calling a function, we have to assume that (only) registers </text:span><text:span text:style-name="Source_20_Text"><text:span text:style-name="T4">r0</text:span></text:span><text:span text:style-name="T4">, </text:span><text:span text:style-name="Source_20_Text"><text:span text:style-name="T4">r1</text:span></text:span><text:span text:style-name="T4">,</text:span><text:span text:style-name="Source_20_Text"><text:span text:style-name="T4">r2</text:span></text:span><text:span text:style-name="T4">, </text:span><text:span text:style-name="Source_20_Text"><text:span text:style-name="T4">r3</text:span></text:span><text:span text:style-name="T4"> and </text:span><text:span text:style-name="Source_20_Text"><text:span text:style-name="T4">lr</text:span></text:span><text:span text:style-name="T4"> have been overwritten.</text:span></text:p>
          <text:p text:style-name="P18"/>
        </text:list-item>
      </text:list>
      <text:h text:style-name="P5" text:outline-level="3">Calling a function</text:h>
      <text:p text:style-name="P1"><text:span text:style-name="T4">There are two ways to call a function. If the function is statically known (meaning we know exactly which function must be called) we will use </text:span><text:span text:style-name="Source_20_Text"><text:span text:style-name="T4">bl label</text:span></text:span><text:span text:style-name="T4">. That label must be a label defined in </text:span><text:span text:style-name="Source_20_Text"><text:span text:style-name="T4">the .text</text:span></text:span><text:span text:style-name="T4"> section. This is called a direct (or immediate) call. We may do indirect calls by first storing the address of the function into a register and then using </text:span><text:span text:style-name="Source_20_Text"><text:span text:style-name="T4">blx Rsource1</text:span></text:span><text:span text:style-name="T4">.</text:span></text:p>
      <text:p text:style-name="P1"><text:span text:style-name="T4">In both cases the behavior is as follows: the address of the function (immediately encoded in the </text:span><text:span text:style-name="Source_20_Text"><text:span text:style-name="T4">bl</text:span></text:span><text:span text:style-name="T4"> or using the value of the register in </text:span><text:span text:style-name="Source_20_Text"><text:span text:style-name="T4">blx</text:span></text:span><text:span text:style-name="T4">) is stored in </text:span><text:span text:style-name="Source_20_Text"><text:span text:style-name="T4">pc</text:span></text:span><text:span text:style-name="T4">. The address of the instruction following the </text:span><text:span text:style-name="Source_20_Text"><text:span text:style-name="T4">bl</text:span></text:span><text:span text:style-name="T4"> or </text:span><text:span text:style-name="Source_20_Text"><text:span text:style-name="T4">blx</text:span></text:span><text:span text:style-name="T4"> instruction is kept in </text:span><text:span text:style-name="Source_20_Text"><text:span text:style-name="T4">lr</text:span></text:span><text:span text:style-name="T4">.</text:span></text:p>
      <text:p text:style-name="P15"/>
      <text:h text:style-name="P5" text:outline-level="3">Leaving a function</text:h>
      <text:p text:style-name="P1"><text:span text:style-name="T4">A well behaved function, as stated above, will have to keep the initial value of </text:span><text:span text:style-name="Source_20_Text"><text:span text:style-name="T4">lr</text:span></text:span><text:span text:style-name="T4"> somewhere. When leaving the function, we will retrieve that value and put it in some register (it can be </text:span><text:span text:style-name="Source_20_Text"><text:span text:style-name="T4">lr </text:span></text:span><text:span text:style-name="T4">again but this is not mandatory). Then we will </text:span><text:span text:style-name="Source_20_Text"><text:span text:style-name="T4">bx Rsource1</text:span></text:span><text:span text:style-name="T4"> (we could use </text:span><text:span text:style-name="Source_20_Text"><text:span text:style-name="T4">blx</text:span></text:span><text:span text:style-name="T4"> as well but the latter would update </text:span><text:span text:style-name="Source_20_Text"><text:span text:style-name="T4">lr</text:span></text:span><text:span text:style-name="T4"> which is useless here).</text:span></text:p>
      <text:p text:style-name="P15"/>
      <text:h text:style-name="P5" text:outline-level="3">Returning data from functions</text:h>
      <text:p text:style-name="P1"><text:span text:style-name="T4">Functions must use </text:span><text:span text:style-name="Source_20_Text"><text:span text:style-name="T4">r0</text:span></text:span><text:span text:style-name="T4"> for data that fits in 32 bit (or less). This is, C types </text:span><text:span text:style-name="Source_20_Text"><text:span text:style-name="T4">char</text:span></text:span><text:span text:style-name="T4">, </text:span><text:span text:style-name="Source_20_Text"><text:span text:style-name="T4">short</text:span></text:span><text:span text:style-name="T4">, </text:span><text:span text:style-name="Source_20_Text"><text:span text:style-name="T4">int</text:span></text:span><text:span text:style-name="T4">,</text:span><text:span text:style-name="Source_20_Text"><text:span text:style-name="T4">long</text:span></text:span><text:span text:style-name="T4"> (and </text:span><text:span text:style-name="Source_20_Text"><text:span text:style-name="T4">float</text:span></text:span><text:span text:style-name="T4"> though we have not seen floating point yet) will be returned in </text:span><text:span text:style-name="Source_20_Text"><text:span text:style-name="T4">r0</text:span></text:span><text:span text:style-name="T4">. For basic types of 64 bit, like C types </text:span><text:span text:style-name="Source_20_Text"><text:span text:style-name="T4">long long</text:span></text:span><text:span text:style-name="T4"> and </text:span><text:span text:style-name="Source_20_Text"><text:span text:style-name="T4">double</text:span></text:span><text:span text:style-name="T4">, they will be returned in </text:span><text:span text:style-name="Source_20_Text"><text:span text:style-name="T4">r1</text:span></text:span><text:span text:style-name="T4"> and </text:span><text:span text:style-name="Source_20_Text"><text:span text:style-name="T4">r0</text:span></text:span><text:span text:style-name="T4">. Any other data is returned through the stack unless it is 32 bit or less, where it will be returned in </text:span><text:span text:style-name="Source_20_Text"><text:span text:style-name="T4">r0</text:span></text:span><text:span text:style-name="T4">.</text:span></text:p>
      <text:p text:style-name="P15"/>
      <text:h text:style-name="P4" text:outline-level="2">Hello world</text:h>
      <text:p text:style-name="P16">Usually this is the first program you write in any high level programming language. In our case we had to learn lots of things first. Anyway, here it is. A “Hello world” in ARM assembler.</text:p>
      <text:p text:style-name="P16">(Note to experts: since we will not discuss the stack until the next chapter, this code may look very dumb to you)</text:p>
      <text:p text:style-name="P16"/>
      <text:p text:style-name="P16"><text:soft-page-break/></text:p>
      <table:table table:name="Table1" table:style-name="Table1">
        <table:table-column table:style-name="Table1.A"/>
        <table:table-column table:style-name="Table1.B"/>
        <table:table-row>
          <table:table-cell table:style-name="Table1.A1" office:value-type="string">
            <text:p text:style-name="P6">1</text:p>
            <text:p text:style-name="P12">2</text:p>
            <text:p text:style-name="P12">3</text:p>
            <text:p text:style-name="P12">4</text:p>
            <text:p text:style-name="P12">5</text:p>
            <text:p text:style-name="P12">6</text:p>
            <text:p text:style-name="P12">7</text:p>
            <text:p text:style-name="P12">8</text:p>
            <text:p text:style-name="P12">9</text:p>
            <text:p text:style-name="P12">10</text:p>
            <text:p text:style-name="P12">11</text:p>
            <text:p text:style-name="P12">12</text:p>
            <text:p text:style-name="P12">13</text:p>
            <text:p text:style-name="P12">14</text:p>
            <text:p text:style-name="P12">15</text:p>
            <text:p text:style-name="P12">16</text:p>
            <text:p text:style-name="P12">17</text:p>
            <text:p text:style-name="P12">18</text:p>
            <text:p text:style-name="P12">19</text:p>
            <text:p text:style-name="P12">20</text:p>
            <text:p text:style-name="P12">21</text:p>
            <text:p text:style-name="P12">22</text:p>
            <text:p text:style-name="P12">23</text:p>
            <text:p text:style-name="P12">24</text:p>
            <text:p text:style-name="P12">25</text:p>
            <text:p text:style-name="P12">26</text:p>
            <text:p text:style-name="P12">27</text:p>
            <text:p text:style-name="P12">28</text:p>
            <text:p text:style-name="P12">29</text:p>
            <text:p text:style-name="P6">30</text:p>
          </table:table-cell>
          <table:table-cell table:style-name="Table1.B1" office:value-type="string">
            <text:p text:style-name="P6"><text:span text:style-name="T8">/*</text:span> <text:span text:style-name="T8">--</text:span> hello01<text:span text:style-name="T8">.</text:span>s <text:span text:style-name="T8">*/</text:span></text:p>
            <text:p text:style-name="P8">.data</text:p>
            <text:p text:style-name="P13"><text:s/></text:p>
            <text:p text:style-name="P6">greeting<text:span text:style-name="T8">:</text:span></text:p>
            <text:p text:style-name="P7"><text:s/><text:span text:style-name="T10">.</text:span><text:span text:style-name="T30">asciz </text:span><text:span text:style-name="T13">"Hello world"</text:span></text:p>
            <text:p text:style-name="P13"><text:s/></text:p>
            <text:p text:style-name="P6"><text:span text:style-name="T8">.</text:span>balign <text:span text:style-name="T15">4</text:span></text:p>
            <text:p text:style-name="P6">return<text:span text:style-name="T8">:</text:span> <text:span text:style-name="T8">.</text:span><text:span text:style-name="T19">word</text:span> <text:span text:style-name="T15">0</text:span></text:p>
            <text:p text:style-name="P13"><text:s/></text:p>
            <text:p text:style-name="P8">.text</text:p>
            <text:p text:style-name="P13"><text:s/></text:p>
            <text:p text:style-name="P6"><text:span text:style-name="T8">.</text:span><text:span text:style-name="T19">global</text:span> main</text:p>
            <text:p text:style-name="P6">main<text:span text:style-name="T8">:</text:span></text:p>
            <text:p text:style-name="P7"><text:s text:c="4"/><text:span text:style-name="T30">ldr r1</text:span><text:span text:style-name="T10">,</text:span><text:span text:style-name="T30"> address_of_return <text:s text:c="4"/></text:span><text:span text:style-name="T10">/*</text:span><text:span text:style-name="T30"> <text:s text:c="2"/>r1 ← &amp;address_of_return </text:span><text:span text:style-name="T10">*/</text:span></text:p>
            <text:p text:style-name="P7"><text:s text:c="4"/><text:span text:style-name="T21">str</text:span><text:span text:style-name="T30"> lr</text:span><text:span text:style-name="T10">,</text:span><text:span text:style-name="T30"> </text:span><text:span text:style-name="T23">[</text:span><text:span text:style-name="T30">r1</text:span><text:span text:style-name="T23">]</text:span><text:span text:style-name="T30"> <text:s text:c="17"/></text:span><text:span text:style-name="T10">/*</text:span><text:span text:style-name="T30"> <text:s text:c="2"/></text:span><text:span text:style-name="T10">*</text:span><text:span text:style-name="T30">r1 ← lr </text:span><text:span text:style-name="T10">*/</text:span></text:p>
            <text:p text:style-name="P13"><text:s/></text:p>
            <text:p text:style-name="P7"><text:s text:c="4"/><text:span text:style-name="T30">ldr r0</text:span><text:span text:style-name="T10">,</text:span><text:span text:style-name="T30"> address_of_greeting <text:s text:c="2"/></text:span><text:span text:style-name="T10">/*</text:span><text:span text:style-name="T30"> r0 ← &amp;address_of_greeting </text:span><text:span text:style-name="T10">*/</text:span></text:p>
            <text:p text:style-name="P7"><text:s text:c="34"/><text:span text:style-name="T10">/*</text:span><text:span text:style-name="T30"> First parameter of puts </text:span><text:span text:style-name="T10">*/</text:span></text:p>
            <text:p text:style-name="P13"><text:s/></text:p>
            <text:p text:style-name="P7"><text:s text:c="4"/><text:span text:style-name="T25">bl</text:span><text:span text:style-name="T30"> puts <text:s text:c="22"/></text:span><text:span text:style-name="T10">/*</text:span><text:span text:style-name="T30"> </text:span><text:span text:style-name="T21">Call</text:span><text:span text:style-name="T30"> to puts </text:span><text:span text:style-name="T10">*/</text:span></text:p>
            <text:p text:style-name="P7"><text:s text:c="34"/><text:span text:style-name="T10">/*</text:span><text:span text:style-name="T30"> lr ← address of next instruction </text:span><text:span text:style-name="T10">*/</text:span></text:p>
            <text:p text:style-name="P13"><text:s/></text:p>
            <text:p text:style-name="P7"><text:s text:c="4"/><text:span text:style-name="T30">ldr r1</text:span><text:span text:style-name="T10">,</text:span><text:span text:style-name="T30"> address_of_return <text:s text:c="4"/></text:span><text:span text:style-name="T10">/*</text:span><text:span text:style-name="T30"> r1 ← &amp;address_of_return </text:span><text:span text:style-name="T10">*/</text:span></text:p>
            <text:p text:style-name="P7"><text:s text:c="4"/><text:span text:style-name="T30">ldr lr</text:span><text:span text:style-name="T10">,</text:span><text:span text:style-name="T30"> </text:span><text:span text:style-name="T23">[</text:span><text:span text:style-name="T30">r1</text:span><text:span text:style-name="T23">]</text:span><text:span text:style-name="T30"> <text:s text:c="17"/></text:span><text:span text:style-name="T10">/*</text:span><text:span text:style-name="T30"> lr ← </text:span><text:span text:style-name="T10">*</text:span><text:span text:style-name="T30">r1 </text:span><text:span text:style-name="T10">*/</text:span></text:p>
            <text:p text:style-name="P7"><text:s text:c="4"/><text:span text:style-name="T25">bx</text:span><text:span text:style-name="T30"> lr <text:s text:c="24"/></text:span><text:span text:style-name="T10">/*</text:span><text:span text:style-name="T30"> return from main </text:span><text:span text:style-name="T10">*/</text:span></text:p>
            <text:p text:style-name="P6">address_of_greeting<text:span text:style-name="T8">:</text:span> <text:span text:style-name="T8">.</text:span><text:span text:style-name="T19">word</text:span> greeting</text:p>
            <text:p text:style-name="P6">address_of_return<text:span text:style-name="T8">:</text:span> <text:span text:style-name="T8">.</text:span><text:span text:style-name="T19">word</text:span> return</text:p>
            <text:p text:style-name="P13"><text:s/></text:p>
            <text:p text:style-name="P6"><text:span text:style-name="T8">/*</text:span> External <text:span text:style-name="T8">*/</text:span></text:p>
            <text:p text:style-name="P6"><text:span text:style-name="T8">.</text:span><text:span text:style-name="T19">global</text:span> puts</text:p>
          </table:table-cell>
        </table:table-row>
      </table:table>
      <text:p text:style-name="P1"><text:span text:style-name="T4">We are going to call </text:span><text:span text:style-name="Source_20_Text"><text:span text:style-name="T4">puts</text:span></text:span><text:span text:style-name="T4"> function. This function is defined in the C library and has the following prototype </text:span><text:span text:style-name="Source_20_Text"><text:span text:style-name="T4">int puts(const char*)</text:span></text:span><text:span text:style-name="T4">. It receives, as a first parameter, the address of a C-string (this is, a sequence of bytes where no byte but the last is zero). When executed it outputs that string to </text:span><text:span text:style-name="Source_20_Text"><text:span text:style-name="T4">stdout</text:span></text:span><text:span text:style-name="T4"> (so it should appear by default to our terminal). Finally it returns the number of bytes written.</text:span></text:p>
      <text:p text:style-name="P1"><text:span text:style-name="T4">We start by defining in the </text:span><text:span text:style-name="Source_20_Text"><text:span text:style-name="T4">.data</text:span></text:span><text:span text:style-name="T4"> the label </text:span><text:span text:style-name="Source_20_Text"><text:span text:style-name="T4">greeting</text:span></text:span><text:span text:style-name="T4"> in lines 4 and 5. This label will contain the address of our greeting message. GNU as provides a convenient </text:span><text:span text:style-name="Source_20_Text"><text:span text:style-name="T4">.asciz</text:span></text:span><text:span text:style-name="T4"> directive for that purpose. This directive emits as bytes as needed to represent the string plus the final zero byte. We could have used another directive </text:span><text:span text:style-name="Source_20_Text"><text:span text:style-name="T4">.ascii</text:span></text:span><text:span text:style-name="T4"> as long as we explicitly added the final zero byte.</text:span></text:p>
      <text:p text:style-name="P1"><text:span text:style-name="T4">After the bytes of the greeting message, we make sure the next label will be 4 bytes aligned and we define a </text:span><text:span text:style-name="Source_20_Text"><text:span text:style-name="T4">return</text:span></text:span><text:span text:style-name="T4"> label in line 8. In that label we will keep the value of </text:span><text:span text:style-name="Source_20_Text"><text:span text:style-name="T4">lr</text:span></text:span><text:span text:style-name="T4"> that we have in main. As stated above, this is a requirement for a well behaved function: be able to get the original value of </text:span><text:span text:style-name="Source_20_Text"><text:span text:style-name="T4">lr</text:span></text:span><text:span text:style-name="T4"> upon entering. So we make some room for it.</text:span></text:p>
      <text:p text:style-name="P1"><text:span text:style-name="T4">The first two instructions, lines 14 an 15, of our main function keep the value of </text:span><text:span text:style-name="Source_20_Text"><text:span text:style-name="T4">lr</text:span></text:span><text:span text:style-name="T4"> in </text:span><text:span text:style-name="Source_20_Text"><text:span text:style-name="T4">that return</text:span></text:span><text:span text:style-name="T4"> variable defined above. Then in line 17 we prepare the arguments for the call to </text:span><text:span text:style-name="Source_20_Text"><text:span text:style-name="T4">puts</text:span></text:span><text:span text:style-name="T4">. We load the address of the greeting message into </text:span><text:span text:style-name="Source_20_Text"><text:span text:style-name="T4">r0</text:span></text:span><text:span text:style-name="T4"> register. This register will hold the first (the only one actually) parameter of </text:span><text:span text:style-name="Source_20_Text"><text:span text:style-name="T4">puts</text:span></text:span><text:span text:style-name="T4">. Then in line 20 we call the function. Recall that </text:span><text:span text:style-name="Source_20_Text"><text:span text:style-name="T4">bl</text:span></text:span><text:span text:style-name="T4"> will set in </text:span><text:span text:style-name="Source_20_Text"><text:span text:style-name="T4">lr</text:span></text:span><text:span text:style-name="T4"> the address of the </text:span><text:soft-page-break/><text:span text:style-name="T4">instruction following it (this is the instruction in line 23). This is the reason why we copied the value of </text:span><text:span text:style-name="Source_20_Text"><text:span text:style-name="T4">lr</text:span></text:span><text:span text:style-name="T4"> in a variable in the beginning of the </text:span><text:span text:style-name="Source_20_Text"><text:span text:style-name="T4">main</text:span></text:span><text:span text:style-name="T4"> function, because it was going to be overwritten by </text:span><text:span text:style-name="Source_20_Text"><text:span text:style-name="T4">bl</text:span></text:span><text:span text:style-name="T4">.</text:span></text:p>
      <text:p text:style-name="P1"><text:span text:style-name="T4">Ok, </text:span><text:span text:style-name="Source_20_Text"><text:span text:style-name="T4">puts</text:span></text:span><text:span text:style-name="T4"> runs and the message is printed on the </text:span><text:span text:style-name="Source_20_Text"><text:span text:style-name="T4">stdout</text:span></text:span><text:span text:style-name="T4">. Time to get the initial value of </text:span><text:span text:style-name="Source_20_Text"><text:span text:style-name="T4">lr</text:span></text:span><text:span text:style-name="T4"> so we can return successfully from main. Then we return.</text:span></text:p>
      <text:p text:style-name="P1"><text:span text:style-name="T4">Is our </text:span><text:span text:style-name="Source_20_Text"><text:span text:style-name="T4">main</text:span></text:span><text:span text:style-name="T4"> function well behaved? Yes, it keeps and gets back </text:span><text:span text:style-name="Source_20_Text"><text:span text:style-name="T4">lr</text:span></text:span><text:span text:style-name="T4"> to leave. It only modifies </text:span><text:span text:style-name="Source_20_Text"><text:span text:style-name="T4">r0</text:span></text:span><text:span text:style-name="T4">and </text:span><text:span text:style-name="Source_20_Text"><text:span text:style-name="T4">r1</text:span></text:span><text:span text:style-name="T4">. We can assume that </text:span><text:span text:style-name="Source_20_Text"><text:span text:style-name="T4">puts</text:span></text:span><text:span text:style-name="T4"> is well behaved as well, so everything should work fine. Plus the bonus of seeing how many bytes have been written to the output.</text:span></text:p>
      <table:table table:name="Table2" table:style-name="Table2">
        <table:table-column table:style-name="Table2.A"/>
        <table:table-row>
          <table:table-cell table:style-name="Table2.A1" office:value-type="string">
            <text:p text:style-name="P6">$ .<text:span text:style-name="T26">/</text:span>hello01 </text:p>
            <text:p text:style-name="P12">Hello world</text:p>
            <text:p text:style-name="P6">$ <text:span text:style-name="T27">echo</text:span> <text:span text:style-name="T28">$?</text:span></text:p>
            <text:p text:style-name="P9">12</text:p>
          </table:table-cell>
        </table:table-row>
      </table:table>
      <text:p text:style-name="P1"><text:span text:style-name="T4">Note that “Hello world” is just 11 bytes (the final zero is not counted as it just plays the role of a finishing byte) but the program returns 12. This is because </text:span><text:span text:style-name="Source_20_Text"><text:span text:style-name="T4">puts</text:span></text:span><text:span text:style-name="T4"> always adds a newline byte, which accounts for that extra byte.</text:span></text:p>
      <text:h text:style-name="P4" text:outline-level="2">Real interaction!</text:h>
      <text:p text:style-name="P16">Now we have the power of calling functions we can glue them together. Let’s call printf and scanf to read a number and then print it back to the standard output.</text:p>
      <table:table table:name="Table3" table:style-name="Table3">
        <table:table-column table:style-name="Table3.A"/>
        <table:table-column table:style-name="Table3.B"/>
        <table:table-row>
          <table:table-cell table:style-name="Table3.A1" office:value-type="string">
            <text:p text:style-name="P6">1</text:p>
            <text:p text:style-name="P12">2</text:p>
            <text:p text:style-name="P12">3</text:p>
            <text:p text:style-name="P12">4</text:p>
            <text:p text:style-name="P12">5</text:p>
            <text:p text:style-name="P12">6</text:p>
            <text:p text:style-name="P12">7</text:p>
            <text:p text:style-name="P12">8</text:p>
            <text:p text:style-name="P12">9</text:p>
            <text:p text:style-name="P12">10</text:p>
            <text:p text:style-name="P12">11</text:p>
            <text:p text:style-name="P12">12</text:p>
            <text:p text:style-name="P12">13</text:p>
            <text:p text:style-name="P12">14</text:p>
            <text:p text:style-name="P12">15</text:p>
            <text:p text:style-name="P12">16</text:p>
            <text:p text:style-name="P12">17</text:p>
            <text:p text:style-name="P12">18</text:p>
            <text:p text:style-name="P12">19</text:p>
            <text:p text:style-name="P12">20</text:p>
            <text:p text:style-name="P12">21</text:p>
            <text:p text:style-name="P12">22</text:p>
            <text:p text:style-name="P12">23</text:p>
            <text:p text:style-name="P12">24</text:p>
            <text:p text:style-name="P12">25</text:p>
            <text:p text:style-name="P12">26</text:p>
            <text:p text:style-name="P12">27</text:p>
            <text:p text:style-name="P12">28</text:p>
            <text:p text:style-name="P12">29</text:p>
            <text:p text:style-name="P12">30</text:p>
            <text:p text:style-name="P12"><text:soft-page-break/>31</text:p>
            <text:p text:style-name="P12">32</text:p>
            <text:p text:style-name="P12">33</text:p>
            <text:p text:style-name="P12">34</text:p>
            <text:p text:style-name="P12">35</text:p>
            <text:p text:style-name="P12">36</text:p>
            <text:p text:style-name="P12">37</text:p>
            <text:p text:style-name="P12">38</text:p>
            <text:p text:style-name="P12">39</text:p>
            <text:p text:style-name="P12">40</text:p>
            <text:p text:style-name="P12">41</text:p>
            <text:p text:style-name="P12">42</text:p>
            <text:p text:style-name="P12">43</text:p>
            <text:p text:style-name="P12">44</text:p>
            <text:p text:style-name="P12">45</text:p>
            <text:p text:style-name="P12">46</text:p>
            <text:p text:style-name="P12">47</text:p>
            <text:p text:style-name="P12">48</text:p>
            <text:p text:style-name="P12">49</text:p>
            <text:p text:style-name="P12">50</text:p>
            <text:p text:style-name="P12">51</text:p>
            <text:p text:style-name="P12">52</text:p>
            <text:p text:style-name="P12">53</text:p>
            <text:p text:style-name="P12">54</text:p>
            <text:p text:style-name="P12">55</text:p>
            <text:p text:style-name="P6">56</text:p>
          </table:table-cell>
          <table:table-cell table:style-name="Table3.B1" office:value-type="string">
            <text:p text:style-name="P6"><text:span text:style-name="T8">/*</text:span> <text:span text:style-name="T8">--</text:span> printf01<text:span text:style-name="T8">.</text:span>s <text:span text:style-name="T8">*/</text:span></text:p>
            <text:p text:style-name="P8">.data</text:p>
            <text:p text:style-name="P13"><text:s/></text:p>
            <text:p text:style-name="P6"><text:span text:style-name="T8">/*</text:span> First message <text:span text:style-name="T8">*/</text:span></text:p>
            <text:p text:style-name="P6"><text:span text:style-name="T8">.</text:span>balign <text:span text:style-name="T15">4</text:span></text:p>
            <text:p text:style-name="P6">message1<text:span text:style-name="T8">:</text:span> <text:span text:style-name="T8">.</text:span>asciz <text:span text:style-name="T11">"Hey, type a number: "</text:span></text:p>
            <text:p text:style-name="P13"><text:s/></text:p>
            <text:p text:style-name="P6"><text:span text:style-name="T8">/*</text:span> Second message <text:span text:style-name="T8">*/</text:span></text:p>
            <text:p text:style-name="P6"><text:span text:style-name="T8">.</text:span>balign <text:span text:style-name="T15">4</text:span></text:p>
            <text:p text:style-name="P6">message2<text:span text:style-name="T8">:</text:span> <text:span text:style-name="T8">.</text:span>asciz <text:span text:style-name="T11">"I read the number %d\n"</text:span></text:p>
            <text:p text:style-name="P13"><text:s/></text:p>
            <text:p text:style-name="P6"><text:span text:style-name="T8">/*</text:span> Format pattern for scanf <text:span text:style-name="T8">*/</text:span></text:p>
            <text:p text:style-name="P6"><text:span text:style-name="T8">.</text:span>balign <text:span text:style-name="T15">4</text:span></text:p>
            <text:p text:style-name="P6">scan_pattern <text:span text:style-name="T8">:</text:span> <text:span text:style-name="T8">.</text:span>asciz <text:span text:style-name="T11">"%d"</text:span></text:p>
            <text:p text:style-name="P13"><text:s/></text:p>
            <text:p text:style-name="P6"><text:span text:style-name="T8">/*</text:span> Where scanf will store the number read <text:span text:style-name="T8">*/</text:span></text:p>
            <text:p text:style-name="P6"><text:span text:style-name="T8">.</text:span>balign <text:span text:style-name="T15">4</text:span></text:p>
            <text:p text:style-name="P6">number_read<text:span text:style-name="T8">:</text:span> <text:span text:style-name="T8">.</text:span><text:span text:style-name="T19">word</text:span> <text:span text:style-name="T15">0</text:span></text:p>
            <text:p text:style-name="P13"><text:s/></text:p>
            <text:p text:style-name="P6"><text:span text:style-name="T8">.</text:span>balign <text:span text:style-name="T15">4</text:span></text:p>
            <text:p text:style-name="P6">return<text:span text:style-name="T8">:</text:span> <text:span text:style-name="T8">.</text:span><text:span text:style-name="T19">word</text:span> <text:span text:style-name="T15">0</text:span></text:p>
            <text:p text:style-name="P13"><text:s/></text:p>
            <text:p text:style-name="P8">.text</text:p>
            <text:p text:style-name="P13"><text:s/></text:p>
            <text:p text:style-name="P6"><text:span text:style-name="T8">.</text:span><text:span text:style-name="T19">global</text:span> main</text:p>
            <text:p text:style-name="P6">main<text:span text:style-name="T8">:</text:span></text:p>
            <text:p text:style-name="P7"><text:s text:c="4"/><text:span text:style-name="T30">ldr r1</text:span><text:span text:style-name="T10">,</text:span><text:span text:style-name="T30"> address_of_return <text:s text:c="7"/></text:span><text:span text:style-name="T10">/*</text:span><text:span text:style-name="T30"> r1 ← &amp;address_of_return </text:span><text:span text:style-name="T10">*/</text:span></text:p>
            <text:p text:style-name="P7"><text:s text:c="4"/><text:span text:style-name="T21">str</text:span><text:span text:style-name="T30"> lr</text:span><text:span text:style-name="T10">,</text:span><text:span text:style-name="T30"> </text:span><text:span text:style-name="T23">[</text:span><text:span text:style-name="T30">r1</text:span><text:span text:style-name="T23">]</text:span><text:span text:style-name="T30"> <text:s text:c="20"/></text:span><text:span text:style-name="T10">/*</text:span><text:span text:style-name="T30"> </text:span><text:span text:style-name="T10">*</text:span><text:span text:style-name="T30">r1 ← lr </text:span><text:span text:style-name="T10">*/</text:span></text:p>
            <text:p text:style-name="P13"><text:s/></text:p>
            <text:p text:style-name="P7"><text:s text:c="4"/><text:span text:style-name="T30">ldr r0</text:span><text:span text:style-name="T10">,</text:span><text:span text:style-name="T30"> address_of_message1 <text:s text:c="5"/></text:span><text:span text:style-name="T10">/*</text:span><text:span text:style-name="T30"> r0 ← &amp;message1 </text:span><text:span text:style-name="T10">*/</text:span></text:p>
            <text:p text:style-name="P7"><text:soft-page-break/><text:s text:c="4"/><text:span text:style-name="T25">bl</text:span><text:span text:style-name="T30"> printf <text:s text:c="23"/></text:span><text:span text:style-name="T10">/*</text:span><text:span text:style-name="T30"> </text:span><text:span text:style-name="T21">call</text:span><text:span text:style-name="T30"> to printf </text:span><text:span text:style-name="T10">*/</text:span></text:p>
            <text:p text:style-name="P13"><text:s/></text:p>
            <text:p text:style-name="P7"><text:s text:c="4"/><text:span text:style-name="T30">ldr r0</text:span><text:span text:style-name="T10">,</text:span><text:span text:style-name="T30"> address_of_scan_pattern <text:s/></text:span><text:span text:style-name="T10">/*</text:span><text:span text:style-name="T30"> r0 ← &amp;scan_pattern </text:span><text:span text:style-name="T10">*/</text:span></text:p>
            <text:p text:style-name="P7"><text:s text:c="4"/><text:span text:style-name="T30">ldr r1</text:span><text:span text:style-name="T10">,</text:span><text:span text:style-name="T30"> address_of_number_read <text:s text:c="2"/></text:span><text:span text:style-name="T10">/*</text:span><text:span text:style-name="T30"> r1 ← &amp;number_read </text:span><text:span text:style-name="T10">*/</text:span></text:p>
            <text:p text:style-name="P7"><text:s text:c="4"/><text:span text:style-name="T25">bl</text:span><text:span text:style-name="T30"> scanf <text:s text:c="24"/></text:span><text:span text:style-name="T10">/*</text:span><text:span text:style-name="T30"> </text:span><text:span text:style-name="T21">call</text:span><text:span text:style-name="T30"> to scanf </text:span><text:span text:style-name="T10">*/</text:span></text:p>
            <text:p text:style-name="P13"><text:s/></text:p>
            <text:p text:style-name="P7"><text:s text:c="4"/><text:span text:style-name="T30">ldr r0</text:span><text:span text:style-name="T10">,</text:span><text:span text:style-name="T30"> address_of_message2 <text:s text:c="5"/></text:span><text:span text:style-name="T10">/*</text:span><text:span text:style-name="T30"> r0 ← &amp;message2 </text:span><text:span text:style-name="T10">*/</text:span></text:p>
            <text:p text:style-name="P7"><text:s text:c="4"/><text:span text:style-name="T30">ldr r1</text:span><text:span text:style-name="T10">,</text:span><text:span text:style-name="T30"> address_of_number_read <text:s text:c="2"/></text:span><text:span text:style-name="T10">/*</text:span><text:span text:style-name="T30"> r1 ← &amp;number_read </text:span><text:span text:style-name="T10">*/</text:span></text:p>
            <text:p text:style-name="P7"><text:s text:c="4"/><text:span text:style-name="T30">ldr r1</text:span><text:span text:style-name="T10">,</text:span><text:span text:style-name="T30"> </text:span><text:span text:style-name="T23">[</text:span><text:span text:style-name="T30">r1</text:span><text:span text:style-name="T23">]</text:span><text:span text:style-name="T30"> <text:s text:c="20"/></text:span><text:span text:style-name="T10">/*</text:span><text:span text:style-name="T30"> r1 ← </text:span><text:span text:style-name="T10">*</text:span><text:span text:style-name="T30">r1 </text:span><text:span text:style-name="T10">*/</text:span></text:p>
            <text:p text:style-name="P7"><text:s text:c="4"/><text:span text:style-name="T25">bl</text:span><text:span text:style-name="T30"> printf <text:s text:c="23"/></text:span><text:span text:style-name="T10">/*</text:span><text:span text:style-name="T30"> </text:span><text:span text:style-name="T21">call</text:span><text:span text:style-name="T30"> to printf </text:span><text:span text:style-name="T10">*/</text:span></text:p>
            <text:p text:style-name="P13"><text:s/></text:p>
            <text:p text:style-name="P7"><text:s text:c="4"/><text:span text:style-name="T30">ldr r0</text:span><text:span text:style-name="T10">,</text:span><text:span text:style-name="T30"> address_of_number_read <text:s text:c="2"/></text:span><text:span text:style-name="T10">/*</text:span><text:span text:style-name="T30"> r0 ← &amp;number_read </text:span><text:span text:style-name="T10">*/</text:span></text:p>
            <text:p text:style-name="P7"><text:s text:c="4"/><text:span text:style-name="T30">ldr r0</text:span><text:span text:style-name="T10">,</text:span><text:span text:style-name="T30"> </text:span><text:span text:style-name="T23">[</text:span><text:span text:style-name="T30">r0</text:span><text:span text:style-name="T23">]</text:span><text:span text:style-name="T30"> <text:s text:c="20"/></text:span><text:span text:style-name="T10">/*</text:span><text:span text:style-name="T30"> r0 ← </text:span><text:span text:style-name="T10">*</text:span><text:span text:style-name="T30">r0 </text:span><text:span text:style-name="T10">*/</text:span></text:p>
            <text:p text:style-name="P13"><text:s/></text:p>
            <text:p text:style-name="P7"><text:s text:c="4"/><text:span text:style-name="T30">ldr lr</text:span><text:span text:style-name="T10">,</text:span><text:span text:style-name="T30"> address_of_return <text:s text:c="7"/></text:span><text:span text:style-name="T10">/*</text:span><text:span text:style-name="T30"> lr ← &amp;address_of_return </text:span><text:span text:style-name="T10">*/</text:span></text:p>
            <text:p text:style-name="P7"><text:s text:c="4"/><text:span text:style-name="T30">ldr lr</text:span><text:span text:style-name="T10">,</text:span><text:span text:style-name="T30"> </text:span><text:span text:style-name="T23">[</text:span><text:span text:style-name="T30">lr</text:span><text:span text:style-name="T23">]</text:span><text:span text:style-name="T30"> <text:s text:c="20"/></text:span><text:span text:style-name="T10">/*</text:span><text:span text:style-name="T30"> lr ← </text:span><text:span text:style-name="T10">*</text:span><text:span text:style-name="T30">lr </text:span><text:span text:style-name="T10">*/</text:span></text:p>
            <text:p text:style-name="P7"><text:s text:c="4"/><text:span text:style-name="T25">bx</text:span><text:span text:style-name="T30"> lr <text:s text:c="27"/></text:span><text:span text:style-name="T10">/*</text:span><text:span text:style-name="T30"> return from main using lr </text:span><text:span text:style-name="T10">*/</text:span></text:p>
            <text:p text:style-name="P6">address_of_message1 <text:span text:style-name="T8">:</text:span> <text:span text:style-name="T8">.</text:span><text:span text:style-name="T19">word</text:span> message1</text:p>
            <text:p text:style-name="P6">address_of_message2 <text:span text:style-name="T8">:</text:span> <text:span text:style-name="T8">.</text:span><text:span text:style-name="T19">word</text:span> message2</text:p>
            <text:p text:style-name="P6">address_of_scan_pattern <text:span text:style-name="T8">:</text:span> <text:span text:style-name="T8">.</text:span><text:span text:style-name="T19">word</text:span> scan_pattern</text:p>
            <text:p text:style-name="P6">address_of_number_read <text:span text:style-name="T8">:</text:span> <text:span text:style-name="T8">.</text:span><text:span text:style-name="T19">word</text:span> number_read</text:p>
            <text:p text:style-name="P6">address_of_return <text:span text:style-name="T8">:</text:span> <text:span text:style-name="T8">.</text:span><text:span text:style-name="T19">word</text:span> return</text:p>
            <text:p text:style-name="P13"><text:s/></text:p>
            <text:p text:style-name="P6"><text:span text:style-name="T8">/*</text:span> External <text:span text:style-name="T8">*/</text:span></text:p>
            <text:p text:style-name="P6"><text:span text:style-name="T8">.</text:span><text:span text:style-name="T19">global</text:span> printf</text:p>
            <text:p text:style-name="P6"><text:span text:style-name="T8">.</text:span><text:span text:style-name="T19">global</text:span> scanf</text:p>
          </table:table-cell>
        </table:table-row>
      </table:table>
      <text:p text:style-name="P16">In this example we will ask the user to type a number and then we will print it back. We also return the number in the error code, so we can check twice if everything goes as expected. For the error code check, make sure your number is lower than 255 (otherwise the error code will show only its lower 8 bits).</text:p>
      <text:p text:style-name="P10"/>
      <text:p text:style-name="P14">$ ./printf01 ; echo $?</text:p>
      <text:p text:style-name="P10">Hey, type a number: <text:span text:style-name="T18">124↴</text:span></text:p>
      <text:p text:style-name="P14">I read the number 124</text:p>
      <text:p text:style-name="P14">124</text:p>
      <text:h text:style-name="P4" text:outline-level="2">Our first function</text:h>
      <text:p text:style-name="P16">Let’s define our first function. Lets extend the previous example but multiply the number by 5.</text:p>
      <table:table table:name="Table4" table:style-name="Table4">
        <table:table-column table:style-name="Table4.A"/>
        <table:table-column table:style-name="Table4.B"/>
        <table:table-row>
          <table:table-cell table:style-name="Table4.A1" office:value-type="string">
            <text:p text:style-name="P6">23</text:p>
            <text:p text:style-name="P12">24</text:p>
            <text:p text:style-name="P12">25</text:p>
            <text:p text:style-name="P12">26</text:p>
            <text:p text:style-name="P12">27</text:p>
            <text:p text:style-name="P12">28</text:p>
            <text:p text:style-name="P12">29</text:p>
            <text:p text:style-name="P12">30</text:p>
            <text:p text:style-name="P12">31</text:p>
            <text:p text:style-name="P12">32</text:p>
            <text:p text:style-name="P12">33</text:p>
            <text:p text:style-name="P12">34</text:p>
            <text:p text:style-name="P12">35</text:p>
            <text:p text:style-name="P12"><text:soft-page-break/>36</text:p>
            <text:p text:style-name="P12">37</text:p>
            <text:p text:style-name="P12">38</text:p>
            <text:p text:style-name="P12">39</text:p>
            <text:p text:style-name="P6">40</text:p>
          </table:table-cell>
          <table:table-cell table:style-name="Table4.B1" office:value-type="string">
            <text:p text:style-name="P6"><text:span text:style-name="T8">.</text:span>balign <text:span text:style-name="T15">4</text:span></text:p>
            <text:p text:style-name="P6">return2<text:span text:style-name="T8">:</text:span> <text:span text:style-name="T8">.</text:span><text:span text:style-name="T19">word</text:span> <text:span text:style-name="T15">0</text:span></text:p>
            <text:p text:style-name="P13"><text:s/></text:p>
            <text:p text:style-name="P8">.text</text:p>
            <text:p text:style-name="P13"><text:s/></text:p>
            <text:p text:style-name="P11">/*</text:p>
            <text:p text:style-name="P12">mult_by_5 function</text:p>
            <text:p text:style-name="P11">*/</text:p>
            <text:p text:style-name="P6">mult_by_5<text:span text:style-name="T8">:</text:span> </text:p>
            <text:p text:style-name="P7"><text:s text:c="4"/><text:span text:style-name="T30">ldr r1</text:span><text:span text:style-name="T10">,</text:span><text:span text:style-name="T30"> address_of_return2 <text:s text:c="6"/></text:span><text:span text:style-name="T10">/*</text:span><text:span text:style-name="T30"> r1 ← &amp;address_of_return </text:span><text:span text:style-name="T10">*/</text:span></text:p>
            <text:p text:style-name="P7"><text:s text:c="4"/><text:span text:style-name="T21">str</text:span><text:span text:style-name="T30"> lr</text:span><text:span text:style-name="T10">,</text:span><text:span text:style-name="T30"> </text:span><text:span text:style-name="T23">[</text:span><text:span text:style-name="T30">r1</text:span><text:span text:style-name="T23">]</text:span><text:span text:style-name="T30"> <text:s text:c="20"/></text:span><text:span text:style-name="T10">/*</text:span><text:span text:style-name="T30"> </text:span><text:span text:style-name="T10">*</text:span><text:span text:style-name="T30">r1 ← lr </text:span><text:span text:style-name="T10">*/</text:span></text:p>
            <text:p text:style-name="P13"><text:s/></text:p>
            <text:p text:style-name="P7"><text:s text:c="4"/><text:span text:style-name="T21">add</text:span><text:span text:style-name="T30"> r0</text:span><text:span text:style-name="T10">,</text:span><text:span text:style-name="T30"> r0</text:span><text:span text:style-name="T10">,</text:span><text:span text:style-name="T30"> r0</text:span><text:span text:style-name="T10">,</text:span><text:span text:style-name="T30"> </text:span><text:span text:style-name="T21">LSL</text:span><text:span text:style-name="T30"> #</text:span><text:span text:style-name="T17">2</text:span><text:span text:style-name="T30"> <text:s text:c="10"/></text:span><text:span text:style-name="T10">/*</text:span><text:span text:style-name="T30"> r0 ← r0 </text:span><text:span text:style-name="T10">+</text:span><text:span text:style-name="T30"> </text:span><text:span text:style-name="T17">4</text:span><text:span text:style-name="T10">*</text:span><text:span text:style-name="T30">r0 </text:span><text:span text:style-name="T10">*/</text:span></text:p>
            <text:p text:style-name="P13"><text:soft-page-break/><text:s/></text:p>
            <text:p text:style-name="P7"><text:s text:c="4"/><text:span text:style-name="T30">ldr lr</text:span><text:span text:style-name="T10">,</text:span><text:span text:style-name="T30"> address_of_return2 <text:s text:c="6"/></text:span><text:span text:style-name="T10">/*</text:span><text:span text:style-name="T30"> lr ← &amp;address_of_return </text:span><text:span text:style-name="T10">*/</text:span></text:p>
            <text:p text:style-name="P7"><text:s text:c="4"/><text:span text:style-name="T30">ldr lr</text:span><text:span text:style-name="T10">,</text:span><text:span text:style-name="T30"> </text:span><text:span text:style-name="T23">[</text:span><text:span text:style-name="T30">lr</text:span><text:span text:style-name="T23">]</text:span><text:span text:style-name="T30"> <text:s text:c="20"/></text:span><text:span text:style-name="T10">/*</text:span><text:span text:style-name="T30"> lr ← </text:span><text:span text:style-name="T10">*</text:span><text:span text:style-name="T30">lr </text:span><text:span text:style-name="T10">*/</text:span></text:p>
            <text:p text:style-name="P7"><text:s text:c="4"/><text:span text:style-name="T25">bx</text:span><text:span text:style-name="T30"> lr <text:s text:c="27"/></text:span><text:span text:style-name="T10">/*</text:span><text:span text:style-name="T30"> return from main using lr </text:span><text:span text:style-name="T10">*/</text:span></text:p>
            <text:p text:style-name="P6">address_of_return2 <text:span text:style-name="T8">:</text:span> <text:span text:style-name="T8">.</text:span><text:span text:style-name="T19">word</text:span> return2</text:p>
          </table:table-cell>
        </table:table-row>
      </table:table>
      <text:p text:style-name="P1"><text:span text:style-name="T4">This function will need another “</text:span><text:span text:style-name="Source_20_Text"><text:span text:style-name="T4">return</text:span></text:span><text:span text:style-name="T4">” variable like the one </text:span><text:span text:style-name="Source_20_Text"><text:span text:style-name="T4">main</text:span></text:span><text:span text:style-name="T4"> uses. But this is for the sake of the example. Actually this function does not call another function. When this happens it does not need to keep </text:span><text:span text:style-name="Source_20_Text"><text:span text:style-name="T4">lr</text:span></text:span><text:span text:style-name="T4"> as no </text:span><text:span text:style-name="Source_20_Text"><text:span text:style-name="T4">bl</text:span></text:span><text:span text:style-name="T4"> or </text:span><text:span text:style-name="Source_20_Text"><text:span text:style-name="T4">blx</text:span></text:span><text:span text:style-name="T4"> instruction is going to modify it. If the function wanted to use </text:span><text:span text:style-name="Source_20_Text"><text:span text:style-name="T4">lr</text:span></text:span><text:span text:style-name="T4"> as the the </text:span><text:span text:style-name="Source_20_Text"><text:span text:style-name="T4">r14</text:span></text:span><text:span text:style-name="T4"> general purpose register, the process of keeping the value would still be mandatory.</text:span></text:p>
      <text:p text:style-name="P1"><text:span text:style-name="T4">As you can see, once the function has computed the value, it is enough keeping it in </text:span><text:span text:style-name="Source_20_Text"><text:span text:style-name="T4">r0</text:span></text:span><text:span text:style-name="T4">. In this case it was pretty easy and a single instruction was enough.</text:span></text:p>
      <text:p text:style-name="P16">The whole example follows.</text:p>
      <table:table table:name="Table5" table:style-name="Table5">
        <table:table-column table:style-name="Table5.A"/>
        <table:table-column table:style-name="Table5.B"/>
        <table:table-row>
          <table:table-cell table:style-name="Table5.A1" office:value-type="string">
            <text:p text:style-name="P6">1</text:p>
            <text:p text:style-name="P12">2</text:p>
            <text:p text:style-name="P12">3</text:p>
            <text:p text:style-name="P12">4</text:p>
            <text:p text:style-name="P12">5</text:p>
            <text:p text:style-name="P12">6</text:p>
            <text:p text:style-name="P12">7</text:p>
            <text:p text:style-name="P12">8</text:p>
            <text:p text:style-name="P12">9</text:p>
            <text:p text:style-name="P12">10</text:p>
            <text:p text:style-name="P12">11</text:p>
            <text:p text:style-name="P12">12</text:p>
            <text:p text:style-name="P12">13</text:p>
            <text:p text:style-name="P12">14</text:p>
            <text:p text:style-name="P12">15</text:p>
            <text:p text:style-name="P12">16</text:p>
            <text:p text:style-name="P12">17</text:p>
            <text:p text:style-name="P12">18</text:p>
            <text:p text:style-name="P12">19</text:p>
            <text:p text:style-name="P12">20</text:p>
            <text:p text:style-name="P12">21</text:p>
            <text:p text:style-name="P12">22</text:p>
            <text:p text:style-name="P12">23</text:p>
            <text:p text:style-name="P12">24</text:p>
            <text:p text:style-name="P12">25</text:p>
            <text:p text:style-name="P12">26</text:p>
            <text:p text:style-name="P12">27</text:p>
            <text:p text:style-name="P12">28</text:p>
            <text:p text:style-name="P12">29</text:p>
            <text:p text:style-name="P12">30</text:p>
            <text:p text:style-name="P12">31</text:p>
            <text:p text:style-name="P12">32</text:p>
            <text:p text:style-name="P12">33</text:p>
            <text:p text:style-name="P12">34</text:p>
            <text:p text:style-name="P12">35</text:p>
            <text:p text:style-name="P12">36</text:p>
            <text:p text:style-name="P12">37</text:p>
            <text:p text:style-name="P12">38</text:p>
            <text:p text:style-name="P12">39</text:p>
            <text:p text:style-name="P12">40</text:p>
            <text:p text:style-name="P12"><text:soft-page-break/>41</text:p>
            <text:p text:style-name="P12">42</text:p>
            <text:p text:style-name="P12">43</text:p>
            <text:p text:style-name="P12">44</text:p>
            <text:p text:style-name="P12">45</text:p>
            <text:p text:style-name="P12">46</text:p>
            <text:p text:style-name="P12">47</text:p>
            <text:p text:style-name="P12">48</text:p>
            <text:p text:style-name="P12">49</text:p>
            <text:p text:style-name="P12">50</text:p>
            <text:p text:style-name="P12">51</text:p>
            <text:p text:style-name="P12">52</text:p>
            <text:p text:style-name="P12">53</text:p>
            <text:p text:style-name="P12">54</text:p>
            <text:p text:style-name="P12">55</text:p>
            <text:p text:style-name="P12">56</text:p>
            <text:p text:style-name="P12">57</text:p>
            <text:p text:style-name="P12">58</text:p>
            <text:p text:style-name="P12">59</text:p>
            <text:p text:style-name="P12">60</text:p>
            <text:p text:style-name="P12">61</text:p>
            <text:p text:style-name="P12">62</text:p>
            <text:p text:style-name="P12">63</text:p>
            <text:p text:style-name="P12">64</text:p>
            <text:p text:style-name="P12">65</text:p>
            <text:p text:style-name="P12">66</text:p>
            <text:p text:style-name="P12">67</text:p>
            <text:p text:style-name="P12">68</text:p>
            <text:p text:style-name="P12">69</text:p>
            <text:p text:style-name="P12">70</text:p>
            <text:p text:style-name="P12">71</text:p>
            <text:p text:style-name="P12">72</text:p>
            <text:p text:style-name="P12">73</text:p>
            <text:p text:style-name="P12">74</text:p>
            <text:p text:style-name="P6">75</text:p>
          </table:table-cell>
          <table:table-cell table:style-name="Table5.B1" office:value-type="string">
            <text:p text:style-name="P6"><text:span text:style-name="T8">/*</text:span> <text:span text:style-name="T8">--</text:span> printf02<text:span text:style-name="T8">.</text:span>s <text:span text:style-name="T8">*/</text:span></text:p>
            <text:p text:style-name="P8">.data</text:p>
            <text:p text:style-name="P13"><text:s/></text:p>
            <text:p text:style-name="P6"><text:span text:style-name="T8">/*</text:span> First message <text:span text:style-name="T8">*/</text:span></text:p>
            <text:p text:style-name="P6"><text:span text:style-name="T8">.</text:span>balign <text:span text:style-name="T15">4</text:span></text:p>
            <text:p text:style-name="P6">message1<text:span text:style-name="T8">:</text:span> <text:span text:style-name="T8">.</text:span>asciz <text:span text:style-name="T11">"Hey, type a number: "</text:span></text:p>
            <text:p text:style-name="P13"><text:s/></text:p>
            <text:p text:style-name="P6"><text:span text:style-name="T8">/*</text:span> Second message <text:span text:style-name="T8">*/</text:span></text:p>
            <text:p text:style-name="P6"><text:span text:style-name="T8">.</text:span>balign <text:span text:style-name="T15">4</text:span></text:p>
            <text:p text:style-name="P6">message2<text:span text:style-name="T8">:</text:span> <text:span text:style-name="T8">.</text:span>asciz <text:span text:style-name="T11">"%d times 5 is %d\n"</text:span></text:p>
            <text:p text:style-name="P13"><text:s/></text:p>
            <text:p text:style-name="P6"><text:span text:style-name="T8">/*</text:span> Format pattern for scanf <text:span text:style-name="T8">*/</text:span></text:p>
            <text:p text:style-name="P6"><text:span text:style-name="T8">.</text:span>balign <text:span text:style-name="T15">4</text:span></text:p>
            <text:p text:style-name="P6">scan_pattern <text:span text:style-name="T8">:</text:span> <text:span text:style-name="T8">.</text:span>asciz <text:span text:style-name="T11">"%d"</text:span></text:p>
            <text:p text:style-name="P13"><text:s/></text:p>
            <text:p text:style-name="P6"><text:span text:style-name="T8">/*</text:span> Where scanf will store the number read <text:span text:style-name="T8">*/</text:span></text:p>
            <text:p text:style-name="P6"><text:span text:style-name="T8">.</text:span>balign <text:span text:style-name="T15">4</text:span></text:p>
            <text:p text:style-name="P6">number_read<text:span text:style-name="T8">:</text:span> <text:span text:style-name="T8">.</text:span><text:span text:style-name="T19">word</text:span> <text:span text:style-name="T15">0</text:span></text:p>
            <text:p text:style-name="P13"><text:s/></text:p>
            <text:p text:style-name="P6"><text:span text:style-name="T8">.</text:span>balign <text:span text:style-name="T15">4</text:span></text:p>
            <text:p text:style-name="P6">return<text:span text:style-name="T8">:</text:span> <text:span text:style-name="T8">.</text:span><text:span text:style-name="T19">word</text:span> <text:span text:style-name="T15">0</text:span></text:p>
            <text:p text:style-name="P13"><text:s/></text:p>
            <text:p text:style-name="P6"><text:span text:style-name="T8">.</text:span>balign <text:span text:style-name="T15">4</text:span></text:p>
            <text:p text:style-name="P6">return2<text:span text:style-name="T8">:</text:span> <text:span text:style-name="T8">.</text:span><text:span text:style-name="T19">word</text:span> <text:span text:style-name="T15">0</text:span></text:p>
            <text:p text:style-name="P13"><text:s/></text:p>
            <text:p text:style-name="P8">.text</text:p>
            <text:p text:style-name="P13"><text:s/></text:p>
            <text:p text:style-name="P11">/*</text:p>
            <text:p text:style-name="P12">mult_by_5 function</text:p>
            <text:p text:style-name="P11">*/</text:p>
            <text:p text:style-name="P6">mult_by_5<text:span text:style-name="T8">:</text:span> </text:p>
            <text:p text:style-name="P7"><text:s text:c="4"/><text:span text:style-name="T30">ldr r1</text:span><text:span text:style-name="T10">,</text:span><text:span text:style-name="T30"> address_of_return2 <text:s text:c="6"/></text:span><text:span text:style-name="T10">/*</text:span><text:span text:style-name="T30"> r1 ← &amp;address_of_return </text:span><text:span text:style-name="T10">*/</text:span></text:p>
            <text:p text:style-name="P7"><text:s text:c="4"/><text:span text:style-name="T21">str</text:span><text:span text:style-name="T30"> lr</text:span><text:span text:style-name="T10">,</text:span><text:span text:style-name="T30"> </text:span><text:span text:style-name="T23">[</text:span><text:span text:style-name="T30">r1</text:span><text:span text:style-name="T23">]</text:span><text:span text:style-name="T30"> <text:s text:c="20"/></text:span><text:span text:style-name="T10">/*</text:span><text:span text:style-name="T30"> </text:span><text:span text:style-name="T10">*</text:span><text:span text:style-name="T30">r1 ← lr </text:span><text:span text:style-name="T10">*/</text:span></text:p>
            <text:p text:style-name="P13"><text:s/></text:p>
            <text:p text:style-name="P7"><text:s text:c="4"/><text:span text:style-name="T21">add</text:span><text:span text:style-name="T30"> r0</text:span><text:span text:style-name="T10">,</text:span><text:span text:style-name="T30"> r0</text:span><text:span text:style-name="T10">,</text:span><text:span text:style-name="T30"> r0</text:span><text:span text:style-name="T10">,</text:span><text:span text:style-name="T30"> </text:span><text:span text:style-name="T21">LSL</text:span><text:span text:style-name="T30"> #</text:span><text:span text:style-name="T17">2</text:span><text:span text:style-name="T30"> <text:s text:c="10"/></text:span><text:span text:style-name="T10">/*</text:span><text:span text:style-name="T30"> r0 ← r0 </text:span><text:span text:style-name="T10">+</text:span><text:span text:style-name="T30"> </text:span><text:span text:style-name="T17">4</text:span><text:span text:style-name="T10">*</text:span><text:span text:style-name="T30">r0 </text:span><text:span text:style-name="T10">*/</text:span></text:p>
            <text:p text:style-name="P13"><text:s/></text:p>
            <text:p text:style-name="P7"><text:s text:c="4"/><text:span text:style-name="T30">ldr lr</text:span><text:span text:style-name="T10">,</text:span><text:span text:style-name="T30"> address_of_return2 <text:s text:c="6"/></text:span><text:span text:style-name="T10">/*</text:span><text:span text:style-name="T30"> lr ← &amp;address_of_return </text:span><text:span text:style-name="T10">*/</text:span></text:p>
            <text:p text:style-name="P7"><text:s text:c="4"/><text:span text:style-name="T30">ldr lr</text:span><text:span text:style-name="T10">,</text:span><text:span text:style-name="T30"> </text:span><text:span text:style-name="T23">[</text:span><text:span text:style-name="T30">lr</text:span><text:span text:style-name="T23">]</text:span><text:span text:style-name="T30"> <text:s text:c="20"/></text:span><text:span text:style-name="T10">/*</text:span><text:span text:style-name="T30"> lr ← </text:span><text:span text:style-name="T10">*</text:span><text:span text:style-name="T30">lr </text:span><text:span text:style-name="T10">*/</text:span></text:p>
            <text:p text:style-name="P7"><text:s text:c="4"/><text:span text:style-name="T25">bx</text:span><text:span text:style-name="T30"> lr <text:s text:c="27"/></text:span><text:span text:style-name="T10">/*</text:span><text:span text:style-name="T30"> return from main using lr </text:span><text:span text:style-name="T10">*/</text:span></text:p>
            <text:p text:style-name="P6">address_of_return2 <text:span text:style-name="T8">:</text:span> <text:span text:style-name="T8">.</text:span><text:span text:style-name="T19">word</text:span> return2</text:p>
            <text:p text:style-name="P13"><text:soft-page-break/><text:s/></text:p>
            <text:p text:style-name="P6"><text:span text:style-name="T8">.</text:span><text:span text:style-name="T19">global</text:span> main</text:p>
            <text:p text:style-name="P6">main<text:span text:style-name="T8">:</text:span></text:p>
            <text:p text:style-name="P7"><text:s text:c="4"/><text:span text:style-name="T30">ldr r1</text:span><text:span text:style-name="T10">,</text:span><text:span text:style-name="T30"> address_of_return <text:s text:c="7"/></text:span><text:span text:style-name="T10">/*</text:span><text:span text:style-name="T30"> r1 ← &amp;address_of_return </text:span><text:span text:style-name="T10">*/</text:span></text:p>
            <text:p text:style-name="P7"><text:s text:c="4"/><text:span text:style-name="T21">str</text:span><text:span text:style-name="T30"> lr</text:span><text:span text:style-name="T10">,</text:span><text:span text:style-name="T30"> </text:span><text:span text:style-name="T23">[</text:span><text:span text:style-name="T30">r1</text:span><text:span text:style-name="T23">]</text:span><text:span text:style-name="T30"> <text:s text:c="20"/></text:span><text:span text:style-name="T10">/*</text:span><text:span text:style-name="T30"> </text:span><text:span text:style-name="T10">*</text:span><text:span text:style-name="T30">r1 ← lr </text:span><text:span text:style-name="T10">*/</text:span></text:p>
            <text:p text:style-name="P13"><text:s/></text:p>
            <text:p text:style-name="P7"><text:s text:c="4"/><text:span text:style-name="T30">ldr r0</text:span><text:span text:style-name="T10">,</text:span><text:span text:style-name="T30"> address_of_message1 <text:s text:c="5"/></text:span><text:span text:style-name="T10">/*</text:span><text:span text:style-name="T30"> r0 ← &amp;message1 </text:span><text:span text:style-name="T10">*/</text:span></text:p>
            <text:p text:style-name="P7"><text:s text:c="4"/><text:span text:style-name="T25">bl</text:span><text:span text:style-name="T30"> printf <text:s text:c="23"/></text:span><text:span text:style-name="T10">/*</text:span><text:span text:style-name="T30"> </text:span><text:span text:style-name="T21">call</text:span><text:span text:style-name="T30"> to printf </text:span><text:span text:style-name="T10">*/</text:span></text:p>
            <text:p text:style-name="P13"><text:s/></text:p>
            <text:p text:style-name="P7"><text:s text:c="4"/><text:span text:style-name="T30">ldr r0</text:span><text:span text:style-name="T10">,</text:span><text:span text:style-name="T30"> address_of_scan_pattern <text:s/></text:span><text:span text:style-name="T10">/*</text:span><text:span text:style-name="T30"> r0 ← &amp;scan_pattern </text:span><text:span text:style-name="T10">*/</text:span></text:p>
            <text:p text:style-name="P7"><text:s text:c="4"/><text:span text:style-name="T30">ldr r1</text:span><text:span text:style-name="T10">,</text:span><text:span text:style-name="T30"> address_of_number_read <text:s text:c="2"/></text:span><text:span text:style-name="T10">/*</text:span><text:span text:style-name="T30"> r1 ← &amp;number_read </text:span><text:span text:style-name="T10">*/</text:span></text:p>
            <text:p text:style-name="P7"><text:s text:c="4"/><text:span text:style-name="T25">bl</text:span><text:span text:style-name="T30"> scanf <text:s text:c="24"/></text:span><text:span text:style-name="T10">/*</text:span><text:span text:style-name="T30"> </text:span><text:span text:style-name="T21">call</text:span><text:span text:style-name="T30"> to scanf </text:span><text:span text:style-name="T10">*/</text:span></text:p>
            <text:p text:style-name="P13"><text:s/></text:p>
            <text:p text:style-name="P7"><text:s text:c="4"/><text:span text:style-name="T30">ldr r0</text:span><text:span text:style-name="T10">,</text:span><text:span text:style-name="T30"> address_of_number_read <text:s text:c="2"/></text:span><text:span text:style-name="T10">/*</text:span><text:span text:style-name="T30"> r0 ← &amp;number_read </text:span><text:span text:style-name="T10">*/</text:span></text:p>
            <text:p text:style-name="P7"><text:s text:c="4"/><text:span text:style-name="T30">ldr r0</text:span><text:span text:style-name="T10">,</text:span><text:span text:style-name="T30"> </text:span><text:span text:style-name="T23">[</text:span><text:span text:style-name="T30">r0</text:span><text:span text:style-name="T23">]</text:span><text:span text:style-name="T30"> <text:s text:c="20"/></text:span><text:span text:style-name="T10">/*</text:span><text:span text:style-name="T30"> r0 ← </text:span><text:span text:style-name="T10">*</text:span><text:span text:style-name="T30">r0 </text:span><text:span text:style-name="T10">*/</text:span></text:p>
            <text:p text:style-name="P7"><text:s text:c="4"/><text:span text:style-name="T25">bl</text:span><text:span text:style-name="T30"> mult_by_5</text:span></text:p>
            <text:p text:style-name="P13"><text:s/></text:p>
            <text:p text:style-name="P7"><text:s text:c="4"/><text:span text:style-name="T21">mov</text:span><text:span text:style-name="T30"> r2</text:span><text:span text:style-name="T10">,</text:span><text:span text:style-name="T30"> r0 <text:s text:c="22"/></text:span><text:span text:style-name="T10">/*</text:span><text:span text:style-name="T30"> r2 ← r0 </text:span><text:span text:style-name="T10">*/</text:span></text:p>
            <text:p text:style-name="P7"><text:s text:c="4"/><text:span text:style-name="T30">ldr r1</text:span><text:span text:style-name="T10">,</text:span><text:span text:style-name="T30"> address_of_number_read <text:s text:c="2"/></text:span><text:span text:style-name="T10">/*</text:span><text:span text:style-name="T30"> r1 ← &amp;number_read </text:span><text:span text:style-name="T10">*/</text:span></text:p>
            <text:p text:style-name="P7"><text:s text:c="4"/><text:span text:style-name="T30">ldr r1</text:span><text:span text:style-name="T10">,</text:span><text:span text:style-name="T30"> </text:span><text:span text:style-name="T23">[</text:span><text:span text:style-name="T30">r1</text:span><text:span text:style-name="T23">]</text:span><text:span text:style-name="T30"> <text:s text:c="20"/></text:span><text:span text:style-name="T10">/*</text:span><text:span text:style-name="T30"> r1 ← </text:span><text:span text:style-name="T10">*</text:span><text:span text:style-name="T30">r1 </text:span><text:span text:style-name="T10">*/</text:span></text:p>
            <text:p text:style-name="P7"><text:s text:c="4"/><text:span text:style-name="T30">ldr r0</text:span><text:span text:style-name="T10">,</text:span><text:span text:style-name="T30"> address_of_message2 <text:s text:c="5"/></text:span><text:span text:style-name="T10">/*</text:span><text:span text:style-name="T30"> r0 ← &amp;message2 </text:span><text:span text:style-name="T10">*/</text:span></text:p>
            <text:p text:style-name="P7"><text:s text:c="4"/><text:span text:style-name="T25">bl</text:span><text:span text:style-name="T30"> printf <text:s text:c="23"/></text:span><text:span text:style-name="T10">/*</text:span><text:span text:style-name="T30"> </text:span><text:span text:style-name="T21">call</text:span><text:span text:style-name="T30"> to printf </text:span><text:span text:style-name="T10">*/</text:span></text:p>
            <text:p text:style-name="P13"><text:s/></text:p>
            <text:p text:style-name="P7"><text:s text:c="4"/><text:span text:style-name="T30">ldr lr</text:span><text:span text:style-name="T10">,</text:span><text:span text:style-name="T30"> address_of_return <text:s text:c="7"/></text:span><text:span text:style-name="T10">/*</text:span><text:span text:style-name="T30"> lr ← &amp;address_of_return </text:span><text:span text:style-name="T10">*/</text:span></text:p>
            <text:p text:style-name="P7"><text:s text:c="4"/><text:span text:style-name="T30">ldr lr</text:span><text:span text:style-name="T10">,</text:span><text:span text:style-name="T30"> </text:span><text:span text:style-name="T23">[</text:span><text:span text:style-name="T30">lr</text:span><text:span text:style-name="T23">]</text:span><text:span text:style-name="T30"> <text:s text:c="20"/></text:span><text:span text:style-name="T10">/*</text:span><text:span text:style-name="T30"> lr ← </text:span><text:span text:style-name="T10">*</text:span><text:span text:style-name="T30">lr </text:span><text:span text:style-name="T10">*/</text:span></text:p>
            <text:p text:style-name="P7"><text:s text:c="4"/><text:span text:style-name="T25">bx</text:span><text:span text:style-name="T30"> lr <text:s text:c="27"/></text:span><text:span text:style-name="T10">/*</text:span><text:span text:style-name="T30"> return from main using lr </text:span><text:span text:style-name="T10">*/</text:span></text:p>
            <text:p text:style-name="P6">address_of_message1 <text:span text:style-name="T8">:</text:span> <text:span text:style-name="T8">.</text:span><text:span text:style-name="T19">word</text:span> message1</text:p>
            <text:p text:style-name="P6">address_of_message2 <text:span text:style-name="T8">:</text:span> <text:span text:style-name="T8">.</text:span><text:span text:style-name="T19">word</text:span> message2</text:p>
            <text:p text:style-name="P6">address_of_scan_pattern <text:span text:style-name="T8">:</text:span> <text:span text:style-name="T8">.</text:span><text:span text:style-name="T19">word</text:span> scan_pattern</text:p>
            <text:p text:style-name="P6">address_of_number_read <text:span text:style-name="T8">:</text:span> <text:span text:style-name="T8">.</text:span><text:span text:style-name="T19">word</text:span> number_read</text:p>
            <text:p text:style-name="P6">address_of_return <text:span text:style-name="T8">:</text:span> <text:span text:style-name="T8">.</text:span><text:span text:style-name="T19">word</text:span> return</text:p>
            <text:p text:style-name="P13"><text:s/></text:p>
            <text:p text:style-name="P6"><text:span text:style-name="T8">/*</text:span> External <text:span text:style-name="T8">*/</text:span></text:p>
            <text:p text:style-name="P6"><text:span text:style-name="T8">.</text:span><text:span text:style-name="T19">global</text:span> printf</text:p>
            <text:p text:style-name="P6"><text:span text:style-name="T8">.</text:span><text:span text:style-name="T19">global</text:span> scanf</text:p>
          </table:table-cell>
        </table:table-row>
      </table:table>
      <text:p text:style-name="P1"><text:span text:style-name="T4">I want you to notice lines 58 to 62. There we prepare the call to </text:span><text:span text:style-name="Source_20_Text"><text:span text:style-name="T4">printf</text:span></text:span><text:span text:style-name="T4"> which receives three parameters: the format and the two integers referenced in the format. We want the first integer be the number entered by the user. The second one will be that same number multiplied by 5. After the call to </text:span><text:span text:style-name="Source_20_Text"><text:span text:style-name="T4">mult_by_5</text:span></text:span><text:span text:style-name="T4">, </text:span><text:span text:style-name="Source_20_Text"><text:span text:style-name="T4">r0</text:span></text:span><text:span text:style-name="T4"> contains the number entered by the user multiplied by 5. We want it to be the third parameter so we move it to </text:span><text:span text:style-name="Source_20_Text"><text:span text:style-name="T4">r2</text:span></text:span><text:span text:style-name="T4">. Then we load the value of the number entered by the user into </text:span><text:span text:style-name="Source_20_Text"><text:span text:style-name="T4">r1</text:span></text:span><text:span text:style-name="T4">. Finally we load in </text:span><text:span text:style-name="Source_20_Text"><text:span text:style-name="T4">r0</text:span></text:span><text:span text:style-name="T4"> the address to the format message of </text:span><text:span text:style-name="Source_20_Text"><text:span text:style-name="T4">printf</text:span></text:span><text:span text:style-name="T4">. Note that here the order of preparing the arguments of a call is non-relevant as long as the values are correct at the point of the call. We use the fact that we will have to overwrite </text:span><text:span text:style-name="Source_20_Text"><text:span text:style-name="T4">r0</text:span></text:span><text:span text:style-name="T4">, so for convenience we first copy </text:span><text:span text:style-name="Source_20_Text"><text:span text:style-name="T4">r0</text:span></text:span><text:span text:style-name="T4"> to </text:span><text:span text:style-name="Source_20_Text"><text:span text:style-name="T4">r2</text:span></text:span><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ource Code Pro" svg:font-family="'Source Code Pro', monospace"/>
    <style:font-face style:name="Source Sans Pro" svg:font-family="'Source Sans Pro', sans-serif"/>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Q"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r. Mark Lehr</meta:initial-creator>
    <meta:creation-date>2014-10-05T20:53:52.84</meta:creation-date>
    <dc:date>2014-10-06T10:56:35.29</dc:date>
    <dc:creator>RCC RCCD</dc:creator>
    <meta:editing-duration>PT31M19S</meta:editing-duration>
    <meta:editing-cycles>13</meta:editing-cycles>
    <meta:generator>OpenOffice/4.1.0$Win32 OpenOffice.org_project/410m18$Build-9764</meta:generator>
    <meta:document-statistic meta:table-count="5" meta:image-count="0" meta:object-count="0" meta:page-count="7" meta:paragraph-count="408" meta:word-count="2568" meta:character-count="14050"/>
  </office:meta>
</office:document-meta>
</file>